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3.707cm" fo:min-width="4.767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413cm" svg:x="4.937cm" svg:y="2.905cm">
          <text:p text:style-name="P1">Switch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2.413cm" svg:x="14.462cm" svg:y="2.905cm">
          <text:p text:style-name="P1">Switch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2.413cm" svg:x="2.016cm" svg:y="7.096cm">
          <text:p text:style-name="P1">HIG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2.413cm" svg:x="7.096cm" svg:y="7.096cm">
          <text:p text:style-name="P1">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2.413cm" svg:x="12.049cm" svg:y="7.096cm">
          <text:p text:style-name="P1">HIG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048cm" svg:height="2.413cm" svg:x="17.002cm" svg:y="7.096cm">
          <text:p text:style-name="P1">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267cm" svg:height="3.957cm" svg:x="14.589cm" svg:y="22.443cm">
          <text:p text:style-name="P1">SEQ MODE</text:p>
          <text:p text:style-name="P1">PLAY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267cm" svg:height="3.957cm" svg:x="1.381cm" svg:y="22.717cm">
          <text:p text:style-name="P1">PRESET M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267cm" svg:height="3.957cm" svg:x="7.731cm" svg:y="22.463cm">
          <text:p text:style-name="P1">SEQ MODE</text:p>
          <text:p text:style-name="P1">RECORD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7.256cm" svg:y1="22.59cm" svg:x2="18.272cm" svg:y2="9.89cm">
          <text:p/>
        </draw:line>
        <draw:line draw:style-name="gr3" draw:text-style-name="P2" draw:layer="layout" svg:x1="17.51cm" svg:y1="22.209cm" svg:x2="8.747cm" svg:y2="9.763cm">
          <text:p/>
        </draw:line>
        <draw:line draw:style-name="gr3" draw:text-style-name="P2" draw:layer="layout" svg:x1="10.398cm" svg:y1="22.463cm" svg:x2="17.764cm" svg:y2="9.89cm">
          <text:p/>
        </draw:line>
        <draw:line draw:style-name="gr3" draw:text-style-name="P2" draw:layer="layout" svg:x1="10.398cm" svg:y1="22.59cm" svg:x2="3.667cm" svg:y2="9.763cm">
          <text:p/>
        </draw:line>
        <draw:line draw:style-name="gr3" draw:text-style-name="P2" draw:layer="layout" svg:x1="3.921cm" svg:y1="22.717cm" svg:x2="13.471cm" svg:y2="9.63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3T23:14:54.376000000</meta:creation-date>
    <dc:date>2020-05-13T23:30:58.596000000</dc:date>
    <meta:editing-duration>PT1M57S</meta:editing-duration>
    <meta:editing-cycles>1</meta:editing-cycles>
    <meta:document-statistic meta:object-count="14"/>
    <meta:generator>LibreOffice/6.3.0.4$Windows_X86_64 LibreOffice_project/057fc023c990d676a43019934386b85b21a9ee99</meta:generator>
  </office:meta>
</office:document-meta>
</file>